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PARFUMS</text:p>
      <text:p text:style-name="P1"/>
      <text:p text:style-name="P1"/>
      <text:p text:style-name="P1"/>
      <text:p text:style-name="P1"><text:tab/><text:tab/><text:tab/><text:tab/><text:tab/><text:tab/>VISUEL</text:p>
      <text:p text:style-name="P1">Logo : Vectorisé + pdf</text:p>
      <text:p text:style-name="P1">Streetwear</text:p>
      <text:p text:style-name="P1">tshirt homme femme polo survet casquettes bagageries sacoches portes monnaies shorts</text:p>
      <text:p text:style-name="P1"/>
      <text:p text:style-name="P1">tshirt</text:p>
      <text:p text:style-name="P1"><text:s/></text:p>
      <text:p text:style-name="P1">créer Visuel :</text:p>
      <text:p text:style-name="P1">T-shirt :</text:p>
      <text:p text:style-name="P1"/>
      <text:p text:style-name="P1">avant</text:p>
      <text:p text:style-name="P1">logo</text:p>
      <text:p text:style-name="P1"/>
      <text:p text:style-name="P1">arriere :</text:p>
      <text:p text:style-name="P1">clé jumelées trésor </text:p>
      <text:p text:style-name="P1">plus paillettes</text:p>
      <text:p text:style-name="P1"/>
      <text:p text:style-name="P1">manches </text:p>
      <text:p text:style-name="P1">royaume uk</text:p>
      <text:p text:style-name="P1"/>
      <text:p text:style-name="P1"/>
      <text:p text:style-name="P1"/>
      <text:p text:style-name="P1"><text:tab/><text:tab/><text:tab/><text:tab/><text:tab/><text:tab/>SITE WEB</text:p>
      <text:p text:style-name="P1"/>
      <text:p text:style-name="P1">2EME TEMPS :</text:p>
      <text:p text:style-name="P1">CREER CONTENU </text:p>
      <text:p text:style-name="P1">MOYEN DE PAIEMENT</text:p>
      <text:p text:style-name="P1"/>
      <text:p text:style-name="P1">3EME TEMPS :</text:p>
      <text:p text:style-name="P1">CREER RESEAUX SOCIAUX</text:p>
      <text:p text:style-name="P1">CREER FLYERS</text:p>
      <text:p text:style-name="P1"/>
      <text:p text:style-name="P1"/>
      <text:p text:style-name="P1">recuperer mail </text:p>
      <text:p text:style-name="P1">recuperer maquette parfums</text:p>
      <text:p text:style-name="P1">etablir prix</text:p>
      <text:p text:style-name="P1">créer cahier des charges</text:p>
      <text:p text:style-name="P1">mettre au point cahier des charg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18T13:22:32.14</meta:creation-date>
    <dc:date>2017-07-18T17:26:21.92</dc:date>
    <meta:editing-duration>PT2M14S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1" meta:paragraph-count="28" meta:word-count="72" meta:character-count="455"/>
  </office:meta>
</office:document-meta>
</file>